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1.75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40.38mm"/>
    </style:style>
    <style:style style:name="co13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37.92mm"/>
    </style:style>
    <style:style style:name="co15" style:family="table-column">
      <style:table-column-properties fo:break-before="auto" style:column-width="18.33mm"/>
    </style:style>
    <style:style style:name="co16" style:family="table-column">
      <style:table-column-properties fo:break-before="auto" style:column-width="40.92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egre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ABS</text:p>
          </table:table-cell>
          <table:table-cell office:value-type="string" calcext:value-type="string">
            <text:p>test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161881876119878" calcext:value-type="float">
            <text:p>0.016188187611988</text:p>
          </table:table-cell>
          <table:table-cell office:value-type="float" office:value="0.0161881857493427" calcext:value-type="float">
            <text:p>0.016188185749343</text:p>
          </table:table-cell>
          <table:table-cell office:value-type="float" office:value="0.0839204208884825" calcext:value-type="float">
            <text:p>0.083920420888483</text:p>
          </table:table-cell>
          <table:table-cell office:value-type="float" office:value="0.653343346122801" calcext:value-type="float">
            <text:p>0.653343346122801</text:p>
          </table:table-cell>
          <table:table-cell office:value-type="float" office:value="0.0839204208884825" calcext:value-type="float">
            <text:p>0.083920420888483</text:p>
          </table:table-cell>
          <table:table-cell office:value-type="float" office:value="0.653343346122801" calcext:value-type="float">
            <text:p>0.653343346122801</text:p>
          </table:table-cell>
          <table:table-cell office:value-type="float" office:value="0.0368454487093572" calcext:value-type="float">
            <text:p>0.036845448709357</text:p>
          </table:table-cell>
          <table:table-cell office:value-type="float" office:value="0.0368454475933504" calcext:value-type="float">
            <text:p>0.03684544759335</text:p>
          </table:table-cell>
          <table:table-cell office:value-type="float" office:value="0.103731377697111" calcext:value-type="float">
            <text:p>0.103731377697111</text:p>
          </table:table-cell>
          <table:table-cell office:value-type="float" office:value="1.16213868154462" calcext:value-type="float">
            <text:p>1.16213868154462</text:p>
          </table:table-cell>
          <table:table-cell office:value-type="float" office:value="0.103731377697111" calcext:value-type="float">
            <text:p>0.103731377697111</text:p>
          </table:table-cell>
          <table:table-cell office:value-type="float" office:value="1.16213868154462" calcext:value-type="float">
            <text:p>1.1621386815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00998209656972904" calcext:value-type="float">
            <text:p>0.009982096569729</text:p>
          </table:table-cell>
          <table:table-cell office:value-type="float" office:value="0.00998209463432431" calcext:value-type="float">
            <text:p>0.009982094634324</text:p>
          </table:table-cell>
          <table:table-cell office:value-type="float" office:value="0.0734031359884225" calcext:value-type="float">
            <text:p>0.073403135988423</text:p>
          </table:table-cell>
          <table:table-cell office:value-type="float" office:value="1.36190272575359" calcext:value-type="float">
            <text:p>1.36190272575359</text:p>
          </table:table-cell>
          <table:table-cell office:value-type="float" office:value="0.0734031359884225" calcext:value-type="float">
            <text:p>0.073403135988423</text:p>
          </table:table-cell>
          <table:table-cell office:value-type="float" office:value="1.36190272575359" calcext:value-type="float">
            <text:p>1.36190272575359</text:p>
          </table:table-cell>
          <table:table-cell office:value-type="float" office:value="0.0291625594973084" calcext:value-type="float">
            <text:p>0.029162559497308</text:p>
          </table:table-cell>
          <table:table-cell office:value-type="float" office:value="0.0291625577510786" calcext:value-type="float">
            <text:p>0.029162557751079</text:p>
          </table:table-cell>
          <table:table-cell office:value-type="float" office:value="0.125829276070819" calcext:value-type="float">
            <text:p>0.125829276070819</text:p>
          </table:table-cell>
          <table:table-cell office:value-type="float" office:value="5.44872909341336" calcext:value-type="float">
            <text:p>5.44872909341336</text:p>
          </table:table-cell>
          <table:table-cell office:value-type="float" office:value="0.125829276070819" calcext:value-type="float">
            <text:p>0.125829276070819</text:p>
          </table:table-cell>
          <table:table-cell office:value-type="float" office:value="5.44872909341336" calcext:value-type="float">
            <text:p>5.44872909341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196886679623276" calcext:value-type="float">
            <text:p>0.019688667962328</text:p>
          </table:table-cell>
          <table:table-cell office:value-type="float" office:value="0.0196886642370373" calcext:value-type="float">
            <text:p>0.019688664237037</text:p>
          </table:table-cell>
          <table:table-cell office:value-type="float" office:value="0.107556007001663" calcext:value-type="float">
            <text:p>0.107556007001663</text:p>
          </table:table-cell>
          <table:table-cell office:value-type="float" office:value="1.28692989564498" calcext:value-type="float">
            <text:p>1.28692989564498</text:p>
          </table:table-cell>
          <table:table-cell office:value-type="float" office:value="0.107556007001663" calcext:value-type="float">
            <text:p>0.107556007001663</text:p>
          </table:table-cell>
          <table:table-cell office:value-type="float" office:value="1.28692989564498" calcext:value-type="float">
            <text:p>1.28692989564498</text:p>
          </table:table-cell>
          <table:table-cell office:value-type="float" office:value="0.0382706370853612" calcext:value-type="float">
            <text:p>0.038270637085361</text:p>
          </table:table-cell>
          <table:table-cell office:value-type="float" office:value="0.0382706341241601" calcext:value-type="float">
            <text:p>0.03827063412416</text:p>
          </table:table-cell>
          <table:table-cell office:value-type="float" office:value="0.11482548797066" calcext:value-type="float">
            <text:p>0.11482548797066</text:p>
          </table:table-cell>
          <table:table-cell office:value-type="float" office:value="1.70284850418555" calcext:value-type="float">
            <text:p>1.70284850418555</text:p>
          </table:table-cell>
          <table:table-cell office:value-type="float" office:value="0.11482548797066" calcext:value-type="float">
            <text:p>0.11482548797066</text:p>
          </table:table-cell>
          <table:table-cell office:value-type="float" office:value="1.70284850418555" calcext:value-type="float">
            <text:p>1.70284850418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160774616524577" calcext:value-type="float">
            <text:p>0.016077461652458</text:p>
          </table:table-cell>
          <table:table-cell office:value-type="float" office:value="0.0160774537944235" calcext:value-type="float">
            <text:p>0.016077453794424</text:p>
          </table:table-cell>
          <table:table-cell office:value-type="float" office:value="0.0831219991183539" calcext:value-type="float">
            <text:p>0.083121999118354</text:p>
          </table:table-cell>
          <table:table-cell office:value-type="float" office:value="0.625863738048603" calcext:value-type="float">
            <text:p>0.625863738048603</text:p>
          </table:table-cell>
          <table:table-cell office:value-type="float" office:value="0.0831219991183539" calcext:value-type="float">
            <text:p>0.083121999118354</text:p>
          </table:table-cell>
          <table:table-cell office:value-type="float" office:value="0.625863738048603" calcext:value-type="float">
            <text:p>0.625863738048603</text:p>
          </table:table-cell>
          <table:table-cell office:value-type="float" office:value="0.0367030805708026" calcext:value-type="float">
            <text:p>0.036703080570803</text:p>
          </table:table-cell>
          <table:table-cell office:value-type="float" office:value="0.0367030706162019" calcext:value-type="float">
            <text:p>0.036703070616202</text:p>
          </table:table-cell>
          <table:table-cell office:value-type="float" office:value="0.10326182819632" calcext:value-type="float">
            <text:p>0.10326182819632</text:p>
          </table:table-cell>
          <table:table-cell office:value-type="float" office:value="1.09559536569082" calcext:value-type="float">
            <text:p>1.09559536569082</text:p>
          </table:table-cell>
          <table:table-cell office:value-type="float" office:value="0.10326182819632" calcext:value-type="float">
            <text:p>0.10326182819632</text:p>
          </table:table-cell>
          <table:table-cell office:value-type="float" office:value="1.09559536569082" calcext:value-type="float">
            <text:p>1.09559536569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00209220158285461" calcext:value-type="float">
            <text:p>0.002092201582855</text:p>
          </table:table-cell>
          <table:table-cell office:value-type="float" office:value="0.00209218524105381" calcext:value-type="float">
            <text:p>0.002092185241054</text:p>
          </table:table-cell>
          <table:table-cell office:value-type="float" office:value="0.0321654848109163" calcext:value-type="float">
            <text:p>0.032165484810916</text:p>
          </table:table-cell>
          <table:table-cell office:value-type="float" office:value="0.464655752773712" calcext:value-type="float">
            <text:p>0.464655752773712</text:p>
          </table:table-cell>
          <table:table-cell office:value-type="float" office:value="0.0321654848109163" calcext:value-type="float">
            <text:p>0.032165484810916</text:p>
          </table:table-cell>
          <table:table-cell office:value-type="float" office:value="0.464655752773712" calcext:value-type="float">
            <text:p>0.464655752773712</text:p>
          </table:table-cell>
          <table:table-cell office:value-type="float" office:value="0.0129280608242652" calcext:value-type="float">
            <text:p>0.012928060824265</text:p>
          </table:table-cell>
          <table:table-cell office:value-type="float" office:value="0.0129280448362579" calcext:value-type="float">
            <text:p>0.012928044836258</text:p>
          </table:table-cell>
          <table:table-cell office:value-type="float" office:value="0.0848968952731528" calcext:value-type="float">
            <text:p>0.084896895273153</text:p>
          </table:table-cell>
          <table:table-cell office:value-type="float" office:value="2.40327598187974" calcext:value-type="float">
            <text:p>2.40327598187974</text:p>
          </table:table-cell>
          <table:table-cell office:value-type="float" office:value="0.0848968952731528" calcext:value-type="float">
            <text:p>0.084896895273153</text:p>
          </table:table-cell>
          <table:table-cell office:value-type="float" office:value="2.40327598187974" calcext:value-type="float">
            <text:p>2.40327598187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000790349087765208" calcext:value-type="float">
            <text:p>0.000790349087765</text:p>
          </table:table-cell>
          <table:table-cell office:value-type="float" office:value="0.000790285757830134" calcext:value-type="float">
            <text:p>0.00079028575783</text:p>
          </table:table-cell>
          <table:table-cell office:value-type="float" office:value="0.0199932301267714" calcext:value-type="float">
            <text:p>0.019993230126771</text:p>
          </table:table-cell>
          <table:table-cell office:value-type="float" office:value="0.333306598235127" calcext:value-type="float">
            <text:p>0.333306598235127</text:p>
          </table:table-cell>
          <table:table-cell office:value-type="float" office:value="0.0199932301267714" calcext:value-type="float">
            <text:p>0.019993230126771</text:p>
          </table:table-cell>
          <table:table-cell office:value-type="float" office:value="0.333306598235127" calcext:value-type="float">
            <text:p>0.333306598235127</text:p>
          </table:table-cell>
          <table:table-cell office:value-type="float" office:value="0.00526424743736698" calcext:value-type="float">
            <text:p>0.005264247437367</text:p>
          </table:table-cell>
          <table:table-cell office:value-type="float" office:value="0.00526418410777296" calcext:value-type="float">
            <text:p>0.005264184107773</text:p>
          </table:table-cell>
          <table:table-cell office:value-type="float" office:value="0.0562948189841233" calcext:value-type="float">
            <text:p>0.056294818984123</text:p>
          </table:table-cell>
          <table:table-cell office:value-type="float" office:value="1.96127264690446" calcext:value-type="float">
            <text:p>1.96127264690446</text:p>
          </table:table-cell>
          <table:table-cell office:value-type="float" office:value="0.0562948189841233" calcext:value-type="float">
            <text:p>0.056294818984123</text:p>
          </table:table-cell>
          <table:table-cell office:value-type="float" office:value="1.96127264690446" calcext:value-type="float">
            <text:p>1.961272646904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00790432106441585" calcext:value-type="float">
            <text:p>0.000790432106442</text:p>
          </table:table-cell>
          <table:table-cell office:value-type="float" office:value="0.000790368776506512" calcext:value-type="float">
            <text:p>0.000790368776507</text:p>
          </table:table-cell>
          <table:table-cell office:value-type="float" office:value="0.0199954085282542" calcext:value-type="float">
            <text:p>0.019995408528254</text:p>
          </table:table-cell>
          <table:table-cell office:value-type="float" office:value="0.333206924488292" calcext:value-type="float">
            <text:p>0.333206924488292</text:p>
          </table:table-cell>
          <table:table-cell office:value-type="float" office:value="0.0199954085282542" calcext:value-type="float">
            <text:p>0.019995408528254</text:p>
          </table:table-cell>
          <table:table-cell office:value-type="float" office:value="0.333206924488292" calcext:value-type="float">
            <text:p>0.333206924488292</text:p>
          </table:table-cell>
          <table:table-cell office:value-type="float" office:value="0.00528138683364432" calcext:value-type="float">
            <text:p>0.005281386833644</text:p>
          </table:table-cell>
          <table:table-cell office:value-type="float" office:value="0.00528132350405031" calcext:value-type="float">
            <text:p>0.00528132350405</text:p>
          </table:table-cell>
          <table:table-cell office:value-type="float" office:value="0.0563885285626706" calcext:value-type="float">
            <text:p>0.056388528562671</text:p>
          </table:table-cell>
          <table:table-cell office:value-type="float" office:value="1.96015169398902" calcext:value-type="float">
            <text:p>1.96015169398902</text:p>
          </table:table-cell>
          <table:table-cell office:value-type="float" office:value="0.0563885285626706" calcext:value-type="float">
            <text:p>0.056388528562671</text:p>
          </table:table-cell>
          <table:table-cell office:value-type="float" office:value="1.96015169398902" calcext:value-type="float">
            <text:p>1.96015169398902</text:p>
          </table:table-cell>
        </table:table-row>
      </table:table>
      <table:table table:name="multi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ce1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4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betweenness_cost</text:p>
          </table:table-cell>
          <table:table-cell office:value-type="string" calcext:value-type="string">
            <text:p>train_closeness_cost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eigenvector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betweenness_ABS</text:p>
          </table:table-cell>
          <table:table-cell office:value-type="string" calcext:value-type="string">
            <text:p>train_betweenness_REL</text:p>
          </table:table-cell>
          <table:table-cell office:value-type="string" calcext:value-type="string">
            <text:p>train_closeness_ABS</text:p>
          </table:table-cell>
          <table:table-cell office:value-type="string" calcext:value-type="string">
            <text:p>train_closeness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rain_eigenvector_ABS</text:p>
          </table:table-cell>
          <table:table-cell office:value-type="string" calcext:value-type="string">
            <text:p>train_eigenvector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betweenness_cost</text:p>
          </table:table-cell>
          <table:table-cell office:value-type="string" calcext:value-type="string">
            <text:p>test_closeness_cost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eigenvector_cost</text:p>
          </table:table-cell>
          <table:table-cell office:value-type="string" calcext:value-type="string">
            <text:p>test_ABS</text:p>
          </table:table-cell>
          <table:table-cell table:style-name="Default" office:value-type="string" calcext:value-type="string">
            <text:p>test_REL</text:p>
          </table:table-cell>
          <table:table-cell office:value-type="string" calcext:value-type="string">
            <text:p>test_betweenness_ABS</text:p>
          </table:table-cell>
          <table:table-cell office:value-type="string" calcext:value-type="string">
            <text:p>test_betweenness_REL</text:p>
          </table:table-cell>
          <table:table-cell office:value-type="string" calcext:value-type="string">
            <text:p>test_closeness_ABS</text:p>
          </table:table-cell>
          <table:table-cell office:value-type="string" calcext:value-type="string">
            <text:p>test_closeness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  <table:table-cell office:value-type="string" calcext:value-type="string">
            <text:p>test_eigenvector_ABS</text:p>
          </table:table-cell>
          <table:table-cell table:style-name="Default" office:value-type="string" calcext:value-type="string">
            <text:p>test_eigenvector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170688830316067" calcext:value-type="float">
            <text:p>0.170688830316067</text:p>
          </table:table-cell>
          <table:table-cell office:value-type="float" office:value="0.0170254807744641" calcext:value-type="float">
            <text:p>0.017025480774464</text:p>
          </table:table-cell>
          <table:table-cell office:value-type="float" office:value="0.125919367186725" calcext:value-type="float">
            <text:p>0.125919367186725</text:p>
          </table:table-cell>
          <table:table-cell office:value-type="float" office:value="0.0161104034923483" calcext:value-type="float">
            <text:p>0.016110403492348</text:p>
          </table:table-cell>
          <table:table-cell office:value-type="float" office:value="0.0116335772036109" calcext:value-type="float">
            <text:p>0.011633577203611</text:p>
          </table:table-cell>
          <table:table-cell office:value-type="float" office:value="0.132654594786938" calcext:value-type="float">
            <text:p>0.132654594786938</text:p>
          </table:table-cell>
          <table:table-cell office:value-type="float" office:value="2479506165894.93" calcext:value-type="float">
            <text:p>2479506165894.93</text:p>
          </table:table-cell>
          <table:table-cell office:value-type="float" office:value="0.057383357963903" calcext:value-type="float">
            <text:p>0.057383357963903</text:p>
          </table:table-cell>
          <table:table-cell office:value-type="float" office:value="2.30156020534477" calcext:value-type="float">
            <text:p>2.30156020534477</text:p>
          </table:table-cell>
          <table:table-cell office:value-type="float" office:value="0.307428678564161" calcext:value-type="float">
            <text:p>0.307428678564161</text:p>
          </table:table-cell>
          <table:table-cell office:value-type="float" office:value="0.894010392665326" calcext:value-type="float">
            <text:p>0.894010392665326</text:p>
          </table:table-cell>
          <table:table-cell office:value-type="float" office:value="0.0835625656449746" calcext:value-type="float">
            <text:p>0.083562565644975</text:p>
          </table:table-cell>
          <table:table-cell office:value-type="float" office:value="0.650765104178141" calcext:value-type="float">
            <text:p>0.650765104178141</text:p>
          </table:table-cell>
          <table:table-cell office:value-type="float" office:value="0.0822437769747126" calcext:value-type="float">
            <text:p>0.082243776974713</text:p>
          </table:table-cell>
          <table:table-cell office:value-type="float" office:value="9918024663575.89" calcext:value-type="float">
            <text:p>9918024663575.89</text:p>
          </table:table-cell>
          <table:table-cell office:value-type="float" office:value="0.178728388164018" calcext:value-type="float">
            <text:p>0.178728388164018</text:p>
          </table:table-cell>
          <table:table-cell office:value-type="float" office:value="0.0133354855577181" calcext:value-type="float">
            <text:p>0.013335485557718</text:p>
          </table:table-cell>
          <table:table-cell office:value-type="float" office:value="0.125698525794462" calcext:value-type="float">
            <text:p>0.125698525794462</text:p>
          </table:table-cell>
          <table:table-cell office:value-type="float" office:value="0.0367523522857667" calcext:value-type="float">
            <text:p>0.036752352285767</text:p>
          </table:table-cell>
          <table:table-cell office:value-type="float" office:value="0.00294202509417119" calcext:value-type="float">
            <text:p>0.002942025094171</text:p>
          </table:table-cell>
          <table:table-cell office:value-type="float" office:value="0.117621423744936" calcext:value-type="float">
            <text:p>0.117621423744936</text:p>
          </table:table-cell>
          <table:table-cell office:value-type="float" office:value="1.46706274527527E+018" calcext:value-type="float">
            <text:p>1.47E+18</text:p>
          </table:table-cell>
          <table:table-cell office:value-type="float" office:value="0.049166286425617" calcext:value-type="float">
            <text:p>0.049166286425617</text:p>
          </table:table-cell>
          <table:table-cell office:value-type="float" office:value="7.89513817374658" calcext:value-type="float">
            <text:p>7.89513817374658</text:p>
          </table:table-cell>
          <table:table-cell office:value-type="float" office:value="0.279769280746117" calcext:value-type="float">
            <text:p>0.279769280746117</text:p>
          </table:table-cell>
          <table:table-cell office:value-type="float" office:value="0.800885170521063" calcext:value-type="float">
            <text:p>0.800885170521063</text:p>
          </table:table-cell>
          <table:table-cell office:value-type="float" office:value="0.103680826381398" calcext:value-type="float">
            <text:p>0.103680826381398</text:p>
          </table:table-cell>
          <table:table-cell office:value-type="float" office:value="1.18913944349647" calcext:value-type="float">
            <text:p>1.18913944349647</text:p>
          </table:table-cell>
          <table:table-cell office:value-type="float" office:value="0.0378693014266105" calcext:value-type="float">
            <text:p>0.037869301426611</text:p>
          </table:table-cell>
          <table:table-cell office:value-type="float" office:value="5.86825098110107E+018" calcext:value-type="float">
            <text:p>5.87E+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119884888874367" calcext:value-type="float">
            <text:p>0.119884888874367</text:p>
          </table:table-cell>
          <table:table-cell office:value-type="float" office:value="0.0152176599367522" calcext:value-type="float">
            <text:p>0.015217659936752</text:p>
          </table:table-cell>
          <table:table-cell office:value-type="float" office:value="0.0771172608947381" calcext:value-type="float">
            <text:p>0.077117260894738</text:p>
          </table:table-cell>
          <table:table-cell office:value-type="float" office:value="0.0160052713472396" calcext:value-type="float">
            <text:p>0.01600527134724</text:p>
          </table:table-cell>
          <table:table-cell office:value-type="float" office:value="0.0115446955896914" calcext:value-type="float">
            <text:p>0.011544695589691</text:p>
          </table:table-cell>
          <table:table-cell office:value-type="float" office:value="0.117090709861657" calcext:value-type="float">
            <text:p>0.117090709861657</text:p>
          </table:table-cell>
          <table:table-cell office:value-type="float" office:value="2554353944847.79" calcext:value-type="float">
            <text:p>2554353944847.79</text:p>
          </table:table-cell>
          <table:table-cell office:value-type="float" office:value="0.0759376447841681" calcext:value-type="float">
            <text:p>0.075937644784168</text:p>
          </table:table-cell>
          <table:table-cell office:value-type="float" office:value="7.65864897027674" calcext:value-type="float">
            <text:p>7.65864897027674</text:p>
          </table:table-cell>
          <table:table-cell office:value-type="float" office:value="0.227497511820939" calcext:value-type="float">
            <text:p>0.227497511820939</text:p>
          </table:table-cell>
          <table:table-cell office:value-type="float" office:value="0.645564117768507" calcext:value-type="float">
            <text:p>0.645564117768507</text:p>
          </table:table-cell>
          <table:table-cell office:value-type="float" office:value="0.083079892031578" calcext:value-type="float">
            <text:p>0.083079892031578</text:p>
          </table:table-cell>
          <table:table-cell office:value-type="float" office:value="0.647477288763952" calcext:value-type="float">
            <text:p>0.647477288763952</text:p>
          </table:table-cell>
          <table:table-cell office:value-type="float" office:value="0.0818477908099439" calcext:value-type="float">
            <text:p>0.081847790809944</text:p>
          </table:table-cell>
          <table:table-cell office:value-type="float" office:value="10217415779382.2" calcext:value-type="float">
            <text:p>10217415779382.2</text:p>
          </table:table-cell>
          <table:table-cell office:value-type="float" office:value="0.134284183786804" calcext:value-type="float">
            <text:p>0.134284183786804</text:p>
          </table:table-cell>
          <table:table-cell office:value-type="float" office:value="0.0128350527770635" calcext:value-type="float">
            <text:p>0.012835052777064</text:p>
          </table:table-cell>
          <table:table-cell office:value-type="float" office:value="0.0819162366724413" calcext:value-type="float">
            <text:p>0.081916236672441</text:p>
          </table:table-cell>
          <table:table-cell office:value-type="float" office:value="0.036626233747608" calcext:value-type="float">
            <text:p>0.036626233747608</text:p>
          </table:table-cell>
          <table:table-cell office:value-type="float" office:value="0.00290665825446013" calcext:value-type="float">
            <text:p>0.00290665825446</text:p>
          </table:table-cell>
          <table:table-cell office:value-type="float" office:value="0.110899053687855" calcext:value-type="float">
            <text:p>0.110899053687855</text:p>
          </table:table-cell>
          <table:table-cell office:value-type="float" office:value="1.5121275642393E+018" calcext:value-type="float">
            <text:p>1.51E+18</text:p>
          </table:table-cell>
          <table:table-cell office:value-type="float" office:value="0.0758417087543761" calcext:value-type="float">
            <text:p>0.075841708754376</text:p>
          </table:table-cell>
          <table:table-cell office:value-type="float" office:value="26.1868614633012" calcext:value-type="float">
            <text:p>26.1868614633012</text:p>
          </table:table-cell>
          <table:table-cell office:value-type="float" office:value="0.226538818441967" calcext:value-type="float">
            <text:p>0.226538818441967</text:p>
          </table:table-cell>
          <table:table-cell office:value-type="float" office:value="1.37054000199195" calcext:value-type="float">
            <text:p>1.37054000199195</text:p>
          </table:table-cell>
          <table:table-cell office:value-type="float" office:value="0.10362743416178" calcext:value-type="float">
            <text:p>0.10362743416178</text:p>
          </table:table-cell>
          <table:table-cell office:value-type="float" office:value="1.22672513421269" calcext:value-type="float">
            <text:p>1.22672513421269</text:p>
          </table:table-cell>
          <table:table-cell office:value-type="float" office:value="0.037588253393295" calcext:value-type="float">
            <text:p>0.037588253393295</text:p>
          </table:table-cell>
          <table:table-cell office:value-type="float" office:value="6.0485102569572E+018" calcext:value-type="float">
            <text:p>6.05E+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642856137128547" calcext:value-type="float">
            <text:p>0.064285613712855</text:p>
          </table:table-cell>
          <table:table-cell office:value-type="float" office:value="0.0157415490830317" calcext:value-type="float">
            <text:p>0.015741549083032</text:p>
          </table:table-cell>
          <table:table-cell office:value-type="float" office:value="0.024970872560516" calcext:value-type="float">
            <text:p>0.024970872560516</text:p>
          </table:table-cell>
          <table:table-cell office:value-type="float" office:value="0.0156583015341312" calcext:value-type="float">
            <text:p>0.015658301534131</text:p>
          </table:table-cell>
          <table:table-cell office:value-type="float" office:value="0.00791488445247524" calcext:value-type="float">
            <text:p>0.007914884452475</text:p>
          </table:table-cell>
          <table:table-cell office:value-type="float" office:value="0.086862349744537" calcext:value-type="float">
            <text:p>0.086862349744537</text:p>
          </table:table-cell>
          <table:table-cell office:value-type="float" office:value="7698826005380.32" calcext:value-type="float">
            <text:p>7698826005380.32</text:p>
          </table:table-cell>
          <table:table-cell office:value-type="float" office:value="0.0771249225180426" calcext:value-type="float">
            <text:p>0.077124922518043</text:p>
          </table:table-cell>
          <table:table-cell office:value-type="float" office:value="8.41319034385615" calcext:value-type="float">
            <text:p>8.41319034385615</text:p>
          </table:table-cell>
          <table:table-cell office:value-type="float" office:value="0.124114497115217" calcext:value-type="float">
            <text:p>0.124114497115217</text:p>
          </table:table-cell>
          <table:table-cell office:value-type="float" office:value="0.519858643063894" calcext:value-type="float">
            <text:p>0.519858643063894</text:p>
          </table:table-cell>
          <table:table-cell office:value-type="float" office:value="0.0815118648172454" calcext:value-type="float">
            <text:p>0.081511864817245</text:p>
          </table:table-cell>
          <table:table-cell office:value-type="float" office:value="0.638969278012115" calcext:value-type="float">
            <text:p>0.638969278012115</text:p>
          </table:table-cell>
          <table:table-cell office:value-type="float" office:value="0.0646981145276431" calcext:value-type="float">
            <text:p>0.064698114527643</text:p>
          </table:table-cell>
          <table:table-cell office:value-type="float" office:value="30795304021511.7" calcext:value-type="float">
            <text:p>30795304021511.7</text:p>
          </table:table-cell>
          <table:table-cell office:value-type="float" office:value="0.0874648133903975" calcext:value-type="float">
            <text:p>0.087464813390398</text:p>
          </table:table-cell>
          <table:table-cell office:value-type="float" office:value="0.013535295836391" calcext:value-type="float">
            <text:p>0.013535295836391</text:p>
          </table:table-cell>
          <table:table-cell office:value-type="float" office:value="0.0354287681352616" calcext:value-type="float">
            <text:p>0.035428768135262</text:p>
          </table:table-cell>
          <table:table-cell office:value-type="float" office:value="0.0362236787909005" calcext:value-type="float">
            <text:p>0.036223678790901</text:p>
          </table:table-cell>
          <table:table-cell office:value-type="float" office:value="0.00227706501105374" calcext:value-type="float">
            <text:p>0.002277065011054</text:p>
          </table:table-cell>
          <table:table-cell office:value-type="float" office:value="0.091082083487474" calcext:value-type="float">
            <text:p>0.091082083487474</text:p>
          </table:table-cell>
          <table:table-cell office:value-type="float" office:value="4.3236362004384E+018" calcext:value-type="float">
            <text:p>4.32E+18</text:p>
          </table:table-cell>
          <table:table-cell office:value-type="float" office:value="0.0783272923910613" calcext:value-type="float">
            <text:p>0.078327292391061</text:p>
          </table:table-cell>
          <table:table-cell office:value-type="float" office:value="28.9676101646651" calcext:value-type="float">
            <text:p>28.9676101646651</text:p>
          </table:table-cell>
          <table:table-cell office:value-type="float" office:value="0.150460656528422" calcext:value-type="float">
            <text:p>0.150460656528422</text:p>
          </table:table-cell>
          <table:table-cell office:value-type="float" office:value="1.75574567343077" calcext:value-type="float">
            <text:p>1.75574567343077</text:p>
          </table:table-cell>
          <table:table-cell office:value-type="float" office:value="0.103609789802103" calcext:value-type="float">
            <text:p>0.103609789802103</text:p>
          </table:table-cell>
          <table:table-cell office:value-type="float" office:value="1.35598185121395" calcext:value-type="float">
            <text:p>1.35598185121395</text:p>
          </table:table-cell>
          <table:table-cell office:value-type="float" office:value="0.0319305952283093" calcext:value-type="float">
            <text:p>0.031930595228309</text:p>
          </table:table-cell>
          <table:table-cell office:value-type="float" office:value="1.72945448017536E+019" calcext:value-type="float">
            <text:p>1.73E+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390011445851997" calcext:value-type="float">
            <text:p>0.0390011445852</text:p>
          </table:table-cell>
          <table:table-cell office:value-type="float" office:value="0.0143093738588505" calcext:value-type="float">
            <text:p>0.014309373858851</text:p>
          </table:table-cell>
          <table:table-cell office:value-type="float" office:value="0.00694321771152318" calcext:value-type="float">
            <text:p>0.006943217711523</text:p>
          </table:table-cell>
          <table:table-cell office:value-type="float" office:value="0.0061022781446809" calcext:value-type="float">
            <text:p>0.006102278144681</text:p>
          </table:table-cell>
          <table:table-cell office:value-type="float" office:value="0.0116462637961376" calcext:value-type="float">
            <text:p>0.011646263796138</text:p>
          </table:table-cell>
          <table:table-cell office:value-type="float" office:value="0.0703414854067922" calcext:value-type="float">
            <text:p>0.070341485406792</text:p>
          </table:table-cell>
          <table:table-cell office:value-type="float" office:value="2468196685034.44" calcext:value-type="float">
            <text:p>2468196685034.44</text:p>
          </table:table-cell>
          <table:table-cell office:value-type="float" office:value="0.0677654050554446" calcext:value-type="float">
            <text:p>0.067765405055445</text:p>
          </table:table-cell>
          <table:table-cell office:value-type="float" office:value="7.14869728357962" calcext:value-type="float">
            <text:p>7.14869728357962</text:p>
          </table:table-cell>
          <table:table-cell office:value-type="float" office:value="0.0684827097443877" calcext:value-type="float">
            <text:p>0.068482709744388</text:p>
          </table:table-cell>
          <table:table-cell office:value-type="float" office:value="0.432923616199494" calcext:value-type="float">
            <text:p>0.432923616199494</text:p>
          </table:table-cell>
          <table:table-cell office:value-type="float" office:value="0.0628176429721995" calcext:value-type="float">
            <text:p>0.0628176429722</text:p>
          </table:table-cell>
          <table:table-cell office:value-type="float" office:value="1.26432828034168" calcext:value-type="float">
            <text:p>1.26432828034168</text:p>
          </table:table-cell>
          <table:table-cell office:value-type="float" office:value="0.0823001838551371" calcext:value-type="float">
            <text:p>0.082300183855137</text:p>
          </table:table-cell>
          <table:table-cell office:value-type="float" office:value="9872786740128.91" calcext:value-type="float">
            <text:p>9872786740128.91</text:p>
          </table:table-cell>
          <table:table-cell office:value-type="float" office:value="0.0494283950247336" calcext:value-type="float">
            <text:p>0.049428395024734</text:p>
          </table:table-cell>
          <table:table-cell office:value-type="float" office:value="0.0115088704586448" calcext:value-type="float">
            <text:p>0.011508870458645</text:p>
          </table:table-cell>
          <table:table-cell office:value-type="float" office:value="0.0131750135833499" calcext:value-type="float">
            <text:p>0.01317501358335</text:p>
          </table:table-cell>
          <table:table-cell office:value-type="float" office:value="0.0217966040686406" calcext:value-type="float">
            <text:p>0.021796604068641</text:p>
          </table:table-cell>
          <table:table-cell office:value-type="float" office:value="0.00294789485474212" calcext:value-type="float">
            <text:p>0.002947894854742</text:p>
          </table:table-cell>
          <table:table-cell office:value-type="float" office:value="0.0789622161803654" calcext:value-type="float">
            <text:p>0.078962216180365</text:p>
          </table:table-cell>
          <table:table-cell office:value-type="float" office:value="1.45967307890078E+018" calcext:value-type="float">
            <text:p>1.46E+18</text:p>
          </table:table-cell>
          <table:table-cell office:value-type="float" office:value="0.0623625327411101" calcext:value-type="float">
            <text:p>0.06236253274111</text:p>
          </table:table-cell>
          <table:table-cell office:value-type="float" office:value="21.0030690042591" calcext:value-type="float">
            <text:p>21.0030690042591</text:p>
          </table:table-cell>
          <table:table-cell office:value-type="float" office:value="0.0991288776222507" calcext:value-type="float">
            <text:p>0.099128877622251</text:p>
          </table:table-cell>
          <table:table-cell office:value-type="float" office:value="1.69196392466714" calcext:value-type="float">
            <text:p>1.69196392466714</text:p>
          </table:table-cell>
          <table:table-cell office:value-type="float" office:value="0.116441662591179" calcext:value-type="float">
            <text:p>0.116441662591179</text:p>
          </table:table-cell>
          <table:table-cell office:value-type="float" office:value="4.41170104083654" calcext:value-type="float">
            <text:p>4.41170104083654</text:p>
          </table:table-cell>
          <table:table-cell office:value-type="float" office:value="0.0379157917669225" calcext:value-type="float">
            <text:p>0.037915791766923</text:p>
          </table:table-cell>
          <table:table-cell office:value-type="float" office:value="5.83869231560312E+018" calcext:value-type="float">
            <text:p>5.84E+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0318699462222867" calcext:value-type="float">
            <text:p>0.031869946222287</text:p>
          </table:table-cell>
          <table:table-cell office:value-type="float" office:value="0.0147587926039705" calcext:value-type="float">
            <text:p>0.014758792603971</text:p>
          </table:table-cell>
          <table:table-cell office:value-type="float" office:value="0.00998764249379747" calcext:value-type="float">
            <text:p>0.009987642493797</text:p>
          </table:table-cell>
          <table:table-cell office:value-type="float" office:value="0.00193428037164267" calcext:value-type="float">
            <text:p>0.001934280371643</text:p>
          </table:table-cell>
          <table:table-cell office:value-type="float" office:value="0.00518920943432022" calcext:value-type="float">
            <text:p>0.00518920943432</text:p>
          </table:table-cell>
          <table:table-cell office:value-type="float" office:value="0.0595329571513772" calcext:value-type="float">
            <text:p>0.059532957151377</text:p>
          </table:table-cell>
          <table:table-cell office:value-type="float" office:value="9284196388025.56" calcext:value-type="float">
            <text:p>9284196388025.56</text:p>
          </table:table-cell>
          <table:table-cell office:value-type="float" office:value="0.0684023496469536" calcext:value-type="float">
            <text:p>0.068402349646954</text:p>
          </table:table-cell>
          <table:table-cell office:value-type="float" office:value="5.32422218618305" calcext:value-type="float">
            <text:p>5.32422218618305</text:p>
          </table:table-cell>
          <table:table-cell office:value-type="float" office:value="0.0832692915472307" calcext:value-type="float">
            <text:p>0.083269291547231</text:p>
          </table:table-cell>
          <table:table-cell office:value-type="float" office:value="0.578078157470628" calcext:value-type="float">
            <text:p>0.578078157470628</text:p>
          </table:table-cell>
          <table:table-cell office:value-type="float" office:value="0.0313274217376851" calcext:value-type="float">
            <text:p>0.031327421737685</text:p>
          </table:table-cell>
          <table:table-cell office:value-type="float" office:value="0.453887851940268" calcext:value-type="float">
            <text:p>0.453887851940268</text:p>
          </table:table-cell>
          <table:table-cell office:value-type="float" office:value="0.0551327656736395" calcext:value-type="float">
            <text:p>0.05513276567364</text:p>
          </table:table-cell>
          <table:table-cell office:value-type="float" office:value="37136785552095.9" calcext:value-type="float">
            <text:p>37136785552095.9</text:p>
          </table:table-cell>
          <table:table-cell office:value-type="float" office:value="0.0503352774248924" calcext:value-type="float">
            <text:p>0.050335277424892</text:p>
          </table:table-cell>
          <table:table-cell office:value-type="float" office:value="0.0134696830257326" calcext:value-type="float">
            <text:p>0.013469683025733</text:p>
          </table:table-cell>
          <table:table-cell office:value-type="float" office:value="0.016783678817319" calcext:value-type="float">
            <text:p>0.016783678817319</text:p>
          </table:table-cell>
          <table:table-cell office:value-type="float" office:value="0.00867258372159085" calcext:value-type="float">
            <text:p>0.008672583721591</text:p>
          </table:table-cell>
          <table:table-cell office:value-type="float" office:value="0.0114093106853943" calcext:value-type="float">
            <text:p>0.011409310685394</text:p>
          </table:table-cell>
          <table:table-cell office:value-type="float" office:value="0.0851633700960358" calcext:value-type="float">
            <text:p>0.085163370096036</text:p>
          </table:table-cell>
          <table:table-cell office:value-type="float" office:value="5.26015035848556E+018" calcext:value-type="float">
            <text:p>5.26E+18</text:p>
          </table:table-cell>
          <table:table-cell office:value-type="float" office:value="0.0740056176566065" calcext:value-type="float">
            <text:p>0.074005617656607</text:p>
          </table:table-cell>
          <table:table-cell office:value-type="float" office:value="23.8390523785855" calcext:value-type="float">
            <text:p>23.8390523785855</text:p>
          </table:table-cell>
          <table:table-cell office:value-type="float" office:value="0.111636773222206" calcext:value-type="float">
            <text:p>0.111636773222206</text:p>
          </table:table-cell>
          <table:table-cell office:value-type="float" office:value="2.15048261155656" calcext:value-type="float">
            <text:p>2.15048261155656</text:p>
          </table:table-cell>
          <table:table-cell office:value-type="float" office:value="0.0683417247359141" calcext:value-type="float">
            <text:p>0.068341724735914</text:p>
          </table:table-cell>
          <table:table-cell office:value-type="float" office:value="1.83670580241691" calcext:value-type="float">
            <text:p>1.83670580241691</text:p>
          </table:table-cell>
          <table:table-cell office:value-type="float" office:value="0.0866693647694171" calcext:value-type="float">
            <text:p>0.086669364769417</text:p>
          </table:table-cell>
          <table:table-cell office:value-type="float" office:value="2.10406014339422E+019" calcext:value-type="float">
            <text:p>2.10E+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00459697311453056" calcext:value-type="float">
            <text:p>0.004596973114531</text:p>
          </table:table-cell>
          <table:table-cell office:value-type="float" office:value="0.000874807756190421" calcext:value-type="float">
            <text:p>0.00087480775619</text:p>
          </table:table-cell>
          <table:table-cell office:value-type="float" office:value="0.00129061143707077" calcext:value-type="float">
            <text:p>0.001290611437071</text:p>
          </table:table-cell>
          <table:table-cell office:value-type="float" office:value="0.00101737681870873" calcext:value-type="float">
            <text:p>0.001017376818709</text:p>
          </table:table-cell>
          <table:table-cell office:value-type="float" office:value="0.00141409551724792" calcext:value-type="float">
            <text:p>0.001414095517248</text:p>
          </table:table-cell>
          <table:table-cell office:value-type="float" office:value="0.0227723883451136" calcext:value-type="float">
            <text:p>0.022772388345114</text:p>
          </table:table-cell>
          <table:table-cell office:value-type="float" office:value="1658133735920.32" calcext:value-type="float">
            <text:p>1658133735920.32</text:p>
          </table:table-cell>
          <table:table-cell office:value-type="float" office:value="0.0160983676775146" calcext:value-type="float">
            <text:p>0.016098367677515</text:p>
          </table:table-cell>
          <table:table-cell office:value-type="float" office:value="1.00096235522348" calcext:value-type="float">
            <text:p>1.00096235522348</text:p>
          </table:table-cell>
          <table:table-cell office:value-type="float" office:value="0.0274491112621196" calcext:value-type="float">
            <text:p>0.02744911126212</text:p>
          </table:table-cell>
          <table:table-cell office:value-type="float" office:value="0.156131428706099" calcext:value-type="float">
            <text:p>0.156131428706099</text:p>
          </table:table-cell>
          <table:table-cell office:value-type="float" office:value="0.0227513173778307" calcext:value-type="float">
            <text:p>0.022751317377831</text:p>
          </table:table-cell>
          <table:table-cell office:value-type="float" office:value="0.381103093761495" calcext:value-type="float">
            <text:p>0.381103093761495</text:p>
          </table:table-cell>
          <table:table-cell office:value-type="float" office:value="0.0247907570629895" calcext:value-type="float">
            <text:p>0.02479075706299</text:p>
          </table:table-cell>
          <table:table-cell office:value-type="float" office:value="6632534943679.73" calcext:value-type="float">
            <text:p>6632534943679.73</text:p>
          </table:table-cell>
          <table:table-cell office:value-type="float" office:value="0.0181313409375434" calcext:value-type="float">
            <text:p>0.018131340937543</text:p>
          </table:table-cell>
          <table:table-cell office:value-type="float" office:value="0.00131880629221826" calcext:value-type="float">
            <text:p>0.001318806292218</text:p>
          </table:table-cell>
          <table:table-cell office:value-type="float" office:value="0.00596978223757105" calcext:value-type="float">
            <text:p>0.005969782237571</text:p>
          </table:table-cell>
          <table:table-cell office:value-type="float" office:value="0.00578222222998193" calcext:value-type="float">
            <text:p>0.005782222229982</text:p>
          </table:table-cell>
          <table:table-cell office:value-type="float" office:value="0.00506044852318155" calcext:value-type="float">
            <text:p>0.005060448523182</text:p>
          </table:table-cell>
          <table:table-cell office:value-type="float" office:value="0.0530755402515095" calcext:value-type="float">
            <text:p>0.05307554025151</text:p>
          </table:table-cell>
          <table:table-cell office:value-type="float" office:value="5.27841861720466E+017" calcext:value-type="float">
            <text:p>5.28E+17</text:p>
          </table:table-cell>
          <table:table-cell office:value-type="float" office:value="0.0230327534180192" calcext:value-type="float">
            <text:p>0.023032753418019</text:p>
          </table:table-cell>
          <table:table-cell office:value-type="float" office:value="5.84461450031713" calcext:value-type="float">
            <text:p>5.84461450031713</text:p>
          </table:table-cell>
          <table:table-cell office:value-type="float" office:value="0.0735329000771725" calcext:value-type="float">
            <text:p>0.073532900077173</text:p>
          </table:table-cell>
          <table:table-cell office:value-type="float" office:value="0.843080595220701" calcext:value-type="float">
            <text:p>0.843080595220701</text:p>
          </table:table-cell>
          <table:table-cell office:value-type="float" office:value="0.0594217960587113" calcext:value-type="float">
            <text:p>0.059421796058711</text:p>
          </table:table-cell>
          <table:table-cell office:value-type="float" office:value="2.12237158304758" calcext:value-type="float">
            <text:p>2.12237158304758</text:p>
          </table:table-cell>
          <table:table-cell office:value-type="float" office:value="0.0563147114521351" calcext:value-type="float">
            <text:p>0.056314711452135</text:p>
          </table:table-cell>
          <table:table-cell office:value-type="float" office:value="2.11136744688186E+018" calcext:value-type="float">
            <text:p>2.11E+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046961337357061" calcext:value-type="float">
            <text:p>0.004696133735706</text:p>
          </table:table-cell>
          <table:table-cell office:value-type="float" office:value="0.000931576116272481" calcext:value-type="float">
            <text:p>0.000931576116272</text:p>
          </table:table-cell>
          <table:table-cell office:value-type="float" office:value="0.00132489345560316" calcext:value-type="float">
            <text:p>0.001324893455603</text:p>
          </table:table-cell>
          <table:table-cell office:value-type="float" office:value="0.00100275670229166" calcext:value-type="float">
            <text:p>0.001002756702292</text:p>
          </table:table-cell>
          <table:table-cell office:value-type="float" office:value="0.0014368258016475" calcext:value-type="float">
            <text:p>0.001436825801648</text:p>
          </table:table-cell>
          <table:table-cell office:value-type="float" office:value="0.0228088631936316" calcext:value-type="float">
            <text:p>0.022808863193632</text:p>
          </table:table-cell>
          <table:table-cell office:value-type="float" office:value="1485192579532.84" calcext:value-type="float">
            <text:p>1485192579532.84</text:p>
          </table:table-cell>
          <table:table-cell office:value-type="float" office:value="0.0160763209508059" calcext:value-type="float">
            <text:p>0.016076320950806</text:p>
          </table:table-cell>
          <table:table-cell office:value-type="float" office:value="1.19153193792438" calcext:value-type="float">
            <text:p>1.19153193792438</text:p>
          </table:table-cell>
          <table:table-cell office:value-type="float" office:value="0.0275995812874371" calcext:value-type="float">
            <text:p>0.027599581287437</text:p>
          </table:table-cell>
          <table:table-cell office:value-type="float" office:value="0.163396581175167" calcext:value-type="float">
            <text:p>0.163396581175167</text:p>
          </table:table-cell>
          <table:table-cell office:value-type="float" office:value="0.0225022263568885" calcext:value-type="float">
            <text:p>0.022502226356889</text:p>
          </table:table-cell>
          <table:table-cell office:value-type="float" office:value="0.388862808518919" calcext:value-type="float">
            <text:p>0.388862808518919</text:p>
          </table:table-cell>
          <table:table-cell office:value-type="float" office:value="0.0250573241793951" calcext:value-type="float">
            <text:p>0.025057324179395</text:p>
          </table:table-cell>
          <table:table-cell office:value-type="float" office:value="5940770318129.62" calcext:value-type="float">
            <text:p>5940770318129.62</text:p>
          </table:table-cell>
          <table:table-cell office:value-type="float" office:value="0.0151552456227364" calcext:value-type="float">
            <text:p>0.015155245622736</text:p>
          </table:table-cell>
          <table:table-cell office:value-type="float" office:value="0.00116288643853046" calcext:value-type="float">
            <text:p>0.00116288643853</text:p>
          </table:table-cell>
          <table:table-cell office:value-type="float" office:value="0.00470346899373908" calcext:value-type="float">
            <text:p>0.004703468993739</text:p>
          </table:table-cell>
          <table:table-cell office:value-type="float" office:value="0.0049248427466182" calcext:value-type="float">
            <text:p>0.004924842746618</text:p>
          </table:table-cell>
          <table:table-cell office:value-type="float" office:value="0.00436396566919939" calcext:value-type="float">
            <text:p>0.004363965669199</text:p>
          </table:table-cell>
          <table:table-cell office:value-type="float" office:value="0.0472253945297829" calcext:value-type="float">
            <text:p>0.047225394529783</text:p>
          </table:table-cell>
          <table:table-cell office:value-type="float" office:value="7.41786019239383E+017" calcext:value-type="float">
            <text:p>7.42E+17</text:p>
          </table:table-cell>
          <table:table-cell office:value-type="float" office:value="0.0185693568160469" calcext:value-type="float">
            <text:p>0.018569356816047</text:p>
          </table:table-cell>
          <table:table-cell office:value-type="float" office:value="4.18984019512638" calcext:value-type="float">
            <text:p>4.18984019512638</text:p>
          </table:table-cell>
          <table:table-cell office:value-type="float" office:value="0.0630495451209854" calcext:value-type="float">
            <text:p>0.063049545120985</text:p>
          </table:table-cell>
          <table:table-cell office:value-type="float" office:value="0.859216724836646" calcext:value-type="float">
            <text:p>0.859216724836646</text:p>
          </table:table-cell>
          <table:table-cell office:value-type="float" office:value="0.0555101578965484" calcext:value-type="float">
            <text:p>0.055510157896548</text:p>
          </table:table-cell>
          <table:table-cell office:value-type="float" office:value="2.10497645734638" calcext:value-type="float">
            <text:p>2.10497645734638</text:p>
          </table:table-cell>
          <table:table-cell office:value-type="float" office:value="0.0517725182855508" calcext:value-type="float">
            <text:p>0.051772518285551</text:p>
          </table:table-cell>
          <table:table-cell office:value-type="float" office:value="2.96714407695753E+018" calcext:value-type="float">
            <text:p>2.97E+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55:49.11792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3:41:33.002143276</meta:creation-date>
    <dc:date>2019-01-11T15:57:32.051283052</dc:date>
    <meta:editing-duration>PT7M13S</meta:editing-duration>
    <meta:editing-cycles>3</meta:editing-cycles>
    <meta:generator>LibreOffice/6.0.7.3$Linux_X86_64 LibreOffice_project/00m0$Build-3</meta:generator>
    <meta:document-statistic meta:table-count="2" meta:cell-count="368" meta:object-count="0"/>
  </office:meta>
</office:document-meta>
</file>